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50b7" officeooo:paragraph-rsid="000d50b7" style:font-weight-asian="bold" style:font-weight-complex="bold"/>
    </style:style>
    <style:style style:name="P2" style:family="paragraph" style:parent-style-name="Standard">
      <style:text-properties fo:font-weight="normal" officeooo:rsid="000d50b7" officeooo:paragraph-rsid="000d50b7" style:font-weight-asian="normal" style:font-weight-complex="normal"/>
    </style:style>
    <style:style style:name="P3" style:family="paragraph" style:parent-style-name="Standard">
      <style:text-properties fo:font-weight="normal" officeooo:rsid="000e7890" officeooo:paragraph-rsid="000e7890" style:font-weight-asian="normal" style:font-weight-complex="normal"/>
    </style:style>
    <style:style style:name="P4" style:family="paragraph" style:parent-style-name="Standard">
      <style:text-properties fo:font-weight="normal" officeooo:rsid="000ff065" officeooo:paragraph-rsid="000ff065" style:font-weight-asian="normal" style:font-weight-complex="normal"/>
    </style:style>
    <style:style style:name="P5" style:family="paragraph" style:parent-style-name="Standard">
      <style:text-properties fo:font-weight="normal" officeooo:rsid="0011d9a4" officeooo:paragraph-rsid="0011d9a4" style:font-weight-asian="normal" style:font-weight-complex="normal"/>
    </style:style>
    <style:style style:name="P6" style:family="paragraph" style:parent-style-name="Standard">
      <style:text-properties fo:font-weight="normal" officeooo:rsid="001616a5" officeooo:paragraph-rsid="001616a5" style:font-weight-asian="normal" style:font-weight-complex="normal"/>
    </style:style>
    <style:style style:name="P7" style:family="paragraph" style:parent-style-name="Standard">
      <style:text-properties fo:font-weight="normal" officeooo:rsid="00166aa9" officeooo:paragraph-rsid="00166aa9" style:font-weight-asian="normal" style:font-weight-complex="normal"/>
    </style:style>
    <style:style style:name="P8" style:family="paragraph" style:parent-style-name="Standard">
      <style:text-properties fo:font-weight="normal" officeooo:rsid="00179fcd" officeooo:paragraph-rsid="00179fc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246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2467" style:font-style-asian="italic" style:font-style-complex="italic"/>
    </style:style>
    <style:style style:name="T5" style:family="text">
      <style:text-properties fo:font-style="italic" officeooo:rsid="0017c5cf" style:font-style-asian="italic" style:font-style-complex="italic"/>
    </style:style>
    <style:style style:name="T6" style:family="text">
      <style:text-properties officeooo:rsid="0015681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c5cf" style:font-style-asian="normal" style:font-style-complex="normal"/>
    </style:style>
    <style:style style:name="T9" style:family="text">
      <style:text-properties fo:font-style="normal" officeooo:rsid="001b304e" style:font-style-asian="normal" style:font-style-complex="normal"/>
    </style:style>
    <style:style style:name="T10" style:family="text">
      <style:text-properties officeooo:rsid="0016b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</text:p>
      <text:p text:style-name="P1"/>
      <text:p text:style-name="P2">You can start using the web application immediately by going to <text:a xlink:type="simple" xlink:href="http://pastesite.matoking.com/" text:style-name="Internet_20_link" text:visited-style-name="Visited_20_Internet_20_Link">http://pastesite.matoking.com</text:a>. You don't need to register to upload pastes, but deleting pastes you have uploaded requires that you upload the said pastes while logged in. <text:span text:style-name="T6">When logged in you can also add any paste into your favorites and add comments to pastes.</text:span></text:p>
      <text:p text:style-name="P2"/>
      <text:p text:style-name="P3">You can register easily by clicking the <text:span text:style-name="T3">Register</text:span> link on the top-most navbar <text:span text:style-name="T10">(it's easy and painless, I promise!) You can login instantly after creating an account.</text:span></text:p>
      <text:p text:style-name="P4"><text:span text:style-name="T1"/></text:p>
      <text:p text:style-name="P5">Once you have logged in, you can view your profile by opening the dropdown menu on the navbar. <text:span text:style-name="T2">The pastes you have uploaded will be displayed under </text:span><text:span text:style-name="T4">My pastes</text:span><text:span text:style-name="T2"> while the pastes you have added into your favorites are visible under </text:span><text:span text:style-name="T4">My favorites</text:span><text:span text:style-name="T2">.</text:span></text:p>
      <text:p text:style-name="P2"/>
      <text:p text:style-name="P6">You can delete your own pastes by opening the paste and clicking the <text:span text:style-name="T3">Delete paste </text:span><text:span text:style-name="T7">button. You'll have to re-enter your password to confirm deletion.</text:span></text:p>
      <text:p text:style-name="P6"><text:span text:style-name="T7"/></text:p>
      <text:p text:style-name="P7"><text:span text:style-name="T7">You can add and remove a paste from your favorites by clicking the </text:span><text:span text:style-name="T3">Add to favorites</text:span><text:span text:style-name="T7">/</text:span><text:span text:style-name="T3">Remove from favorites </text:span><text:span text:style-name="T7">button which is visible when viewing the paste and when you are logged in.</text:span></text:p>
      <text:p text:style-name="P7"><text:span text:style-name="T7"/></text:p>
      <text:p text:style-name="P8"><text:span text:style-name="T7">You can upload pastes in the site's front page. You can give your paste a title, an expiration date and change its visibility (hidden pastes are visible to other users through its unique URL). You can also add syntax highlighting to </text:span><text:span text:style-name="T9">the text</text:span><text:span text:style-name="T7"> by selecting the relevant language from the collection of 300+ supported langu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8:09:08.490515959</meta:creation-date>
    <meta:generator>LibreOffice/4.4.0.3$Linux_X86_64 LibreOffice_project/40m0$Build-3</meta:generator>
    <dc:date>2015-04-07T18:45:19.878525906</dc:date>
    <meta:editing-duration>PT36M4S</meta:editing-duration>
    <meta:editing-cycles>17</meta:editing-cycles>
    <meta:document-statistic meta:table-count="0" meta:image-count="0" meta:object-count="0" meta:page-count="1" meta:paragraph-count="7" meta:word-count="236" meta:character-count="1395" meta:non-whitespace-character-count="1166"/>
  </office:meta>
</office:document-meta>
</file>